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optimal (26)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e_Body_Landmark</text:p>
          </table:table-cell>
          <table:table-cell table:style-name="Default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optimal_club_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_RIGHT_ELBOW_Y</text:p>
          </table:table-cell>
          <table:table-cell office:value-type="float" office:value="0.998140893209344" calcext:value-type="float">
            <text:p>0.998140893209344</text:p>
          </table:table-cell>
        </table:table-row>
        <table:table-row table:style-name="ro1">
          <table:table-cell office:value-type="string" calcext:value-type="string">
            <text:p>optimal_LEFT_FOOT_INDEX_Z</text:p>
          </table:table-cell>
          <table:table-cell office:value-type="float" office:value="0.992890862511793" calcext:value-type="float">
            <text:p>0.992890862511793</text:p>
          </table:table-cell>
        </table:table-row>
        <table:table-row table:style-name="ro1">
          <table:table-cell office:value-type="string" calcext:value-type="string">
            <text:p>optimal_RIGHT_FOOT_INDEX_Y</text:p>
          </table:table-cell>
          <table:table-cell office:value-type="float" office:value="0.977906510332874" calcext:value-type="float">
            <text:p>0.977906510332874</text:p>
          </table:table-cell>
        </table:table-row>
        <table:table-row table:style-name="ro1">
          <table:table-cell office:value-type="string" calcext:value-type="string">
            <text:p>optimal_RIGHT_PINKY_X</text:p>
          </table:table-cell>
          <table:table-cell office:value-type="float" office:value="0.709710246274064" calcext:value-type="float">
            <text:p>0.709710246274064</text:p>
          </table:table-cell>
        </table:table-row>
        <table:table-row table:style-name="ro1">
          <table:table-cell office:value-type="string" calcext:value-type="string">
            <text:p>optimal_LEFT_SHOULDER_Z</text:p>
          </table:table-cell>
          <table:table-cell office:value-type="float" office:value="-0.527842879808931" calcext:value-type="float">
            <text:p>-0.527842879808931</text:p>
          </table:table-cell>
        </table:table-row>
        <table:table-row table:style-name="ro1">
          <table:table-cell office:value-type="string" calcext:value-type="string">
            <text:p>optimal_RIGHT_KNEE_Z</text:p>
          </table:table-cell>
          <table:table-cell office:value-type="float" office:value="0.443601855124337" calcext:value-type="float">
            <text:p>0.443601855124337</text:p>
          </table:table-cell>
        </table:table-row>
        <table:table-row table:style-name="ro1">
          <table:table-cell office:value-type="string" calcext:value-type="string">
            <text:p>optimal_LEFT_FOOT_INDEX_Y</text:p>
          </table:table-cell>
          <table:table-cell office:value-type="float" office:value="0.350686884233933" calcext:value-type="float">
            <text:p>0.350686884233933</text:p>
          </table:table-cell>
        </table:table-row>
        <table:table-row table:style-name="ro1">
          <table:table-cell office:value-type="string" calcext:value-type="string">
            <text:p>optimal_LEFT_EAR_Z</text:p>
          </table:table-cell>
          <table:table-cell office:value-type="float" office:value="0.246261025898638" calcext:value-type="float">
            <text:p>0.246261025898638</text:p>
          </table:table-cell>
        </table:table-row>
        <table:table-row table:style-name="ro1">
          <table:table-cell office:value-type="string" calcext:value-type="string">
            <text:p>optimal_RIGHT_EAR_Z</text:p>
          </table:table-cell>
          <table:table-cell office:value-type="float" office:value="0.162121490191881" calcext:value-type="float">
            <text:p>0.162121490191881</text:p>
          </table:table-cell>
        </table:table-row>
        <table:table-row table:style-name="ro1">
          <table:table-cell office:value-type="string" calcext:value-type="string">
            <text:p>optimal_RIGHT_HIP_Z</text:p>
          </table:table-cell>
          <table:table-cell office:value-type="float" office:value="0.156725490910489" calcext:value-type="float">
            <text:p>0.156725490910489</text:p>
          </table:table-cell>
        </table:table-row>
        <table:table-row table:style-name="ro1">
          <table:table-cell office:value-type="string" calcext:value-type="string">
            <text:p>optimal_name_Tim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'optimal (26)'.B2:'optimal (26)'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1T21:36:55.132080374</dc:date>
    <meta:editing-duration>PT1M12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